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draw:frame text:anchor-type="as-char" svg:width="175.95mm" svg:height="98.95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